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4.895cm" style:rel-column-width="16882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4cm" style:rel-column-width="40714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C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Changelog.C1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1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3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5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7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34e77" officeooo:paragraph-rsid="00034e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Heading_20_1" style:master-page-name="Standard">
      <style:paragraph-properties style:page-number="1"/>
      <style:text-properties fo:language="en" fo:country="US"/>
    </style:style>
    <style:style style:name="P5" style:family="paragraph" style:parent-style-name="Table_20_Contents">
      <style:text-properties fo:color="#464453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016e40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1">User</text:p>
          </table:table-cell>
          <table:table-cell table:style-name="Changelog.B1" office:value-type="string">
            <text:p text:style-name="P1">Date</text:p>
          </table:table-cell>
          <table:table-cell table:style-name="Changelog.B1" office:value-type="string">
            <text:p text:style-name="P1">Description</text:p>
          </table:table-cell>
        </table:table-row>
        <table:table-row table:style-name="Changelog.2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14">
            <text:p text:style-name="P1">14/10/2018</text:p>
          </table:table-cell>
          <table:table-cell table:style-name="Changelog.C48" office:value-type="string">
            <text:p text:style-name="P1">Created this document</text:p>
          </table:table-cell>
        </table:table-row>
        <table:table-row table:style-name="Changelog.3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0-18">
            <text:p text:style-name="P1">18/10/2018</text:p>
          </table:table-cell>
          <table:table-cell table:style-name="Changelog.C39" office:value-type="string">
            <text:p text:style-name="P1">Added the characters list</text:p>
          </table:table-cell>
        </table:table-row>
        <table:table-row table:style-name="Changelog.4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1">
            <text:p text:style-name="P1">21/10/2018</text:p>
          </table:table-cell>
          <table:table-cell table:style-name="Changelog.C48" office:value-type="string">
            <text:p text:style-name="P1">Added image to characters</text:p>
          </table:table-cell>
        </table:table-row>
        <table:table-row table:style-name="Changelog.3">
          <table:table-cell table:style-name="Changelog.A39" office:value-type="string">
            <text:p text:style-name="P1">Dettori, Iervolino, Maione</text:p>
          </table:table-cell>
          <table:table-cell table:style-name="Changelog.B3" office:value-type="date" office:date-value="2018-10-22">
            <text:p text:style-name="P1">22/10/2018</text:p>
          </table:table-cell>
          <table:table-cell table:style-name="Changelog.C39" office:value-type="string">
            <text:p text:style-name="P1">Wrote the overview story</text:p>
          </table:table-cell>
        </table:table-row>
        <table:table-row table:style-name="Changelog.6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3">
            <text:p text:style-name="P1">23/10/2018</text:p>
          </table:table-cell>
          <table:table-cell table:style-name="Changelog.C48" office:value-type="string">
            <text:p text:style-name="P1">Added deadlines</text:p>
          </table:table-cell>
        </table:table-row>
        <table:table-row table:style-name="Changelog.3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0-24">
            <text:p text:style-name="P1">24/10/2018</text:p>
          </table:table-cell>
          <table:table-cell table:style-name="Changelog.C39" office:value-type="string">
            <text:p text:style-name="P1">Wrote the game story</text:p>
          </table:table-cell>
        </table:table-row>
        <table:table-row table:style-name="Changelog.8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0-25">
            <text:p text:style-name="P1">25/10/2018</text:p>
          </table:table-cell>
          <table:table-cell table:style-name="Changelog.C48" office:value-type="string">
            <text:p text:style-name="P1">Wrote the characters biography</text:p>
          </table:table-cell>
        </table:table-row>
        <table:table-row table:style-name="Changelog.3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0-25">
            <text:p text:style-name="P1">25/10/2018</text:p>
          </table:table-cell>
          <table:table-cell table:style-name="Changelog.C39" office:value-type="string">
            <text:p text:style-name="P1">Story revision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03">
            <text:p text:style-name="P1">03/11/2018</text:p>
          </table:table-cell>
          <table:table-cell table:style-name="Changelog.C48" office:value-type="string">
            <text:p text:style-name="P1">Summary of acts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04">
            <text:p text:style-name="P1">04/11/2018</text:p>
          </table:table-cell>
          <table:table-cell table:style-name="Changelog.C39" office:value-type="string">
            <text:p text:style-name="P1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1">Dettori, Iervolino, Maione</text:p>
          </table:table-cell>
          <table:table-cell table:style-name="Changelog.B2" office:value-type="date" office:date-value="2018-11-05">
            <text:p text:style-name="P1">05/11/2018</text:p>
          </table:table-cell>
          <table:table-cell table:style-name="Changelog.C48" office:value-type="string">
            <text:p text:style-name="P1">Designed and Added world maps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06">
            <text:p text:style-name="P1">06/11/2018</text:p>
          </table:table-cell>
          <table:table-cell table:style-name="Changelog.C39" office:value-type="string">
            <text:p text:style-name="P1">Updated diagrams and maps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48" office:value-type="string">
            <text:p text:style-name="P1">Updated characters layout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07">
            <text:p text:style-name="P1">07/11/2018</text:p>
          </table:table-cell>
          <table:table-cell table:style-name="Changelog.C39" office:value-type="string">
            <text:p text:style-name="P1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48" office:value-type="string">
            <text:p text:style-name="P1">World diagrams, added Ben</text:p>
          </table:table-cell>
        </table:table-row>
        <table:table-row table:style-name="Changelog.10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1-08">
            <text:p text:style-name="P1">08/11/2018</text:p>
          </table:table-cell>
          <table:table-cell table:style-name="Changelog.C39" office:value-type="string">
            <text:p text:style-name="P1">Validation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8">
            <text:p text:style-name="P1">08/11/2018</text:p>
          </table:table-cell>
          <table:table-cell table:style-name="Changelog.C48" office:value-type="string">
            <text:p text:style-name="P1">General formatting</text:p>
          </table:table-cell>
        </table:table-row>
        <table:table-row table:style-name="Changelog.3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48" office:value-type="string">
            <text:p text:style-name="P1">Howl photo and correction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48" office:value-type="string">
            <text:p text:style-name="P1">Photos of orphan child and corrections of scripts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16">
            <text:p text:style-name="P1">16/11/2018</text:p>
          </table:table-cell>
          <table:table-cell table:style-name="Changelog.C39" office:value-type="string">
            <text:p text:style-name="P1">Added image for setting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48" office:value-type="string">
            <text:p text:style-name="P1">Replaced all the embedded images with the referenced one</text:p>
          </table:table-cell>
        </table:table-row>
        <table:table-row table:style-name="Changelog.10">
          <table:table-cell table:style-name="Changelog.A39" office:value-type="string">
            <text:p text:style-name="P1">Dettori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39" office:value-type="string">
            <text:p text:style-name="P1">Modified story flowchart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48" office:value-type="string">
            <text:p text:style-name="P1">Added Main story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39" office:value-type="string">
            <text:p text:style-name="P1">Created Master document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48" office:value-type="string">
            <text:p text:style-name="P1">Tropes</text:p>
          </table:table-cell>
        </table:table-row>
        <table:table-row table:style-name="Changelog.10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39" office:value-type="string">
            <text:p text:style-name="P1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48" office:value-type="string">
            <text:p text:style-name="P1">Revision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39" office:value-type="string">
            <text:p text:style-name="P1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21">
            <text:p text:style-name="P1">21/11/2018</text:p>
          </table:table-cell>
          <table:table-cell table:style-name="Changelog.C48" office:value-type="string">
            <text:p text:style-name="P1">Work on the Goal outlines, story flowchart and think about what happens in the level.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22">
            <text:p text:style-name="P1">22/11/2018</text:p>
          </table:table-cell>
          <table:table-cell table:style-name="Changelog.C39" office:value-type="string">
            <text:p text:style-name="P1">Added Sophie’s circumplex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22">
            <text:p text:style-name="P1">22/11/2018</text:p>
          </table:table-cell>
          <table:table-cell table:style-name="Changelog.C48" office:value-type="string">
            <text:p text:style-name="P1">Added reference images of enemies and his sketches 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25">
            <text:p text:style-name="P1">25/11/2018</text:p>
          </table:table-cell>
          <table:table-cell table:style-name="Changelog.C39" office:value-type="string">
            <text:p text:style-name="P1">Added copyrights to the image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26">
            <text:p text:style-name="P1">26/11/2018</text:p>
          </table:table-cell>
          <table:table-cell table:style-name="Changelog.C48" office:value-type="string">
            <text:p text:style-name="P1">Wrote the whole script of level 6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26">
            <text:p text:style-name="P1">26/11/2018</text:p>
          </table:table-cell>
          <table:table-cell table:style-name="Changelog.C39" office:value-type="string">
            <text:p text:style-name="P1">Drew the tavern, the sewer monster, and the throne room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27">
            <text:p text:style-name="P1">27/11/2018</text:p>
          </table:table-cell>
          <table:table-cell table:style-name="Changelog.C48" office:value-type="string">
            <text:p text:style-name="P1">General formatting</text:p>
          </table:table-cell>
        </table:table-row>
        <table:table-row table:style-name="Changelog.10">
          <table:table-cell table:style-name="Changelog.A39" office:value-type="string">
            <text:p text:style-name="P1">Dettori, Iervolino, Maione</text:p>
          </table:table-cell>
          <table:table-cell table:style-name="Changelog.B3" office:value-type="date" office:date-value="2018-11-27">
            <text:p text:style-name="P1">27/11/2018</text:p>
          </table:table-cell>
          <table:table-cell table:style-name="Changelog.C39" office:value-type="string">
            <text:p text:style-name="P1">Revision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2-06">
            <text:p text:style-name="P1">06/12/2018</text:p>
          </table:table-cell>
          <table:table-cell table:style-name="Changelog.C48" office:value-type="string">
            <text:p text:style-name="P1">Completed the map of the city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2-07">
            <text:p text:style-name="P1">07/12/2018</text:p>
          </table:table-cell>
          <table:table-cell table:style-name="Changelog.C39" office:value-type="string">
            <text:p text:style-name="P1">Complete the map of the areas of the city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2-09">
            <text:p text:style-name="P1">09/12/2018</text:p>
          </table:table-cell>
          <table:table-cell table:style-name="Changelog.C48" office:value-type="string">
            <text:p text:style-name="P1">Digitization of maps</text:p>
          </table:table-cell>
        </table:table-row>
        <table:table-row table:style-name="Changelog.3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2-10">
            <text:p text:style-name="P1">10/12/2018</text:p>
          </table:table-cell>
          <table:table-cell table:style-name="Changelog.C48" office:value-type="string">
            <text:p text:style-name="P1">Corrections and extensions</text:p>
          </table:table-cell>
        </table:table-row>
        <text:soft-page-break/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2-11">
            <text:p text:style-name="P1">11/12/2018</text:p>
          </table:table-cell>
          <table:table-cell table:style-name="Changelog.C48" office:value-type="string">
            <text:p text:style-name="P1">General formatting</text:p>
          </table:table-cell>
        </table:table-row>
        <table:table-row table:style-name="Changelog.3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2-11">
            <text:p text:style-name="P1">11/12/2018</text:p>
          </table:table-cell>
          <table:table-cell table:style-name="Changelog.C48" office:value-type="string">
            <text:p text:style-name="P1">Added hand-drawn maps (the whole city, tavern, prison, barrack) and description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2-11">
            <text:p text:style-name="P1">11/12/2018</text:p>
          </table:table-cell>
          <table:table-cell table:style-name="Changelog.C48" office:value-type="string">
            <text:p text:style-name="P1">Added hand-drawn maps (sewers tower castle) and descriptions, some revisions to scripts</text:p>
          </table:table-cell>
        </table:table-row>
        <table:table-row table:style-name="Changelog.3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2-13">
            <text:p text:style-name="P1">13/12/2018</text:p>
          </table:table-cell>
          <table:table-cell table:style-name="Changelog.C48" office:value-type="string">
            <text:p text:style-name="P1">Reworking of all contents after the milestone 2 correction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4">
            <text:p text:style-name="P3">14/12/2018</text:p>
          </table:table-cell>
          <table:table-cell table:style-name="Changelog.C48" office:value-type="string">
            <text:p text:style-name="P3">Digitization of maps</text:p>
          </table:table-cell>
        </table:table-row>
        <table:table-row table:style-name="Changelog.3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2-15">
            <text:p text:style-name="P1">15/12/2018</text:p>
          </table:table-cell>
          <table:table-cell table:style-name="Changelog.C48" office:value-type="string">
            <text:p text:style-name="P1">Added: descriptions of the remaining maps, descriptions of common rewards and common <text:span text:style-name="T1">rewards’</text:span> images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6">
            <text:p text:style-name="P3">16/12/2018</text:p>
          </table:table-cell>
          <table:table-cell table:style-name="Changelog.C48" office:value-type="string">
            <text:p text:style-name="P3">Digitization of map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2-16T11:11:05.294000000</dc:date>
    <meta:editing-duration>PT45M28S</meta:editing-duration>
    <meta:editing-cycles>31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2" meta:paragraph-count="147" meta:word-count="356" meta:character-count="2532" meta:non-whitespace-character-count="2323"/>
    <meta:template xlink:type="simple" xlink:actuate="onRequest" xlink:title="" xlink:href="../MasterGameDesignDocument.odm" meta:date="2018-12-16T11:08:22.123000000"/>
  </office:meta>
</office:document-meta>
</file>